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bootstrapping">
            <text:p>bootstrapping</text:p>
          </table:table-cell>
          <table:table-cell table:style-name="pd1" office:value-type="string" office:string-value="train_size">
            <text:p>train_size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RMSE">
            <text:p>TrainRMSE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35227473714716">
            <text:p>7.93522747371471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3865">
            <text:p>0.3865</text:p>
          </table:table-cell>
          <table:table-cell office:value-type="float" office:value="2.9169811320754717">
            <text:p>2.9169811320754717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bootstrapping">
            <text:p>bootstrapping</text:p>
          </table:table-cell>
          <table:table-cell table:style-name="pd1" office:value-type="string" office:string-value="train_size">
            <text:p>train_size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RMSE">
            <text:p>TrainRMSE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1999">
            <text:p>1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True, 1)">
            <text:p>(True, 1)</text:p>
          </table:table-cell>
          <table:table-cell office:value-type="string" office:string-value="(1, False, 1, None)">
            <text:p>(1, False, 1, None)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35227473714716">
            <text:p>7.935227473714716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3865">
            <text:p>0.3865</text:p>
          </table:table-cell>
          <table:table-cell office:value-type="float" office:value="2.9169811320754717">
            <text:p>2.9169811320754717</text:p>
          </table:table-cell>
          <table:table-cell office:value-type="string" office:string-value="1">
            <text:p>1</text:p>
          </table:table-cell>
          <table:table-cell office:value-type="float" office:value="7.935227473714715">
            <text:p>7.935227473714715</text:p>
          </table:table-cell>
          <table:table-cell office:value-type="string" office:string-value="[[-9.33364426e-01  8.81318822e-01  7.82027387e-01  6.36110382e-01&#10;   4.20280818e-01  1.88504899e-01  4.58061994e-02  1.19570014e-02&#10;   1.00664759e-02  1.37146067e-04]]">
            <text:p>[[-9.33364426e-01  8.81318822e-01  7.82027387e-01  6.36110382e-01
   4.20280818e-01  1.88504899e-01  4.58061994e-02  1.19570014e-02
   1.00664759e-02  1.37146067e-04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7.935227473714715">
            <text:p>7.935227473714715</text:p>
          </table:table-cell>
          <table:table-cell office:value-type="float" office:value="1">
            <text:p>1</text:p>
          </table:table-cell>
          <table:table-cell office:value-type="float" office:value="7.935227473714715">
            <text:p>7.935227473714715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7.935227473714715">
            <text:p>7.935227473714715</text:p>
          </table:table-cell>
          <table:table-cell office:value-type="float" office:value="1">
            <text:p>1</text:p>
          </table:table-cell>
          <table:table-cell office:value-type="float" office:value="7.935227473714715">
            <text:p>7.935227473714715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bootstrapping_">
            <text:p>bootstrapping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string" office:string-value="(10, 10, 10, False)">
            <text:p>(10, 10, 10, False)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default">
            <text:p>default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uniform', -5, 10)">
            <text:p>('uniform', -5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(True, 1)">
            <text:p>(True, 1)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7.935227473714715">
            <text:p>7.935227473714715</text:p>
          </table:table-cell>
          <table:table-cell office:value-type="float" office:value="1">
            <text:p>1</text:p>
          </table:table-cell>
          <table:table-cell office:value-type="float" office:value="7.935227473714715">
            <text:p>7.9352274737147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